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C78C76FE1FB5F46897.png" manifest:media-type="image/png"/>
  <manifest:file-entry manifest:full-path="Pictures/100000010000009E000000C6534F508C449BE7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" style:family="table">
      <style:table-properties style:width="16.745cm" fo:margin-left="-0.191cm" fo:margin-top="0cm" fo:margin-bottom="0cm" table:align="left" style:writing-mode="lr-tb"/>
    </style:style>
    <style:style style:name="Table4.A" style:family="table-column">
      <style:table-column-properties style:column-width="5.189cm"/>
    </style:style>
    <style:style style:name="Table4.B" style:family="table-column">
      <style:table-column-properties style:column-width="6.502cm"/>
    </style:style>
    <style:style style:name="Table4.C" style:family="table-column">
      <style:table-column-properties style:column-width="5.05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fo:padding-left="0.191cm" fo:padding-right="0.191cm" fo:padding-top="0cm" fo:padding-bottom="0cm" fo:border="0.5pt solid #000000" style:writing-mode="lr-tb"/>
    </style:style>
    <style:style style:name="Table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4.5" style:family="table-row">
      <style:table-row-properties style:min-row-height="0.446cm" fo:keep-together="always"/>
    </style:style>
    <style:style style:name="Table4.A5" style:family="table-cell">
      <style:table-cell-properties fo:padding-left="0.191cm" fo:padding-right="0.191cm" fo:padding-top="0cm" fo:padding-bottom="0cm" fo:border="0.5pt solid #000000" style:writing-mode="lr-tb"/>
    </style:style>
    <style:style style:name="Table4.B5" style:family="table-cell">
      <style:table-cell-properties fo:padding-left="0.191cm" fo:padding-right="0.191cm" fo:padding-top="0cm" fo:padding-bottom="0cm" fo:border="0.5pt solid #000000" style:writing-mode="lr-tb"/>
    </style:style>
    <style:style style:name="Table4.C5" style:family="table-cell">
      <style:table-cell-properties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fo:padding-left="0.191cm" fo:padding-right="0.191cm" fo:padding-top="0cm" fo:padding-bottom="0cm" fo:border="0.5pt solid #000000" style:writing-mode="lr-tb"/>
    </style:style>
    <style:style style:name="Table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fo:padding-left="0.191cm" fo:padding-right="0.191cm" fo:padding-top="0cm" fo:padding-bottom="0cm" fo:border="0.5pt solid #000000" style:writing-mode="lr-tb"/>
    </style:style>
    <style:style style:name="Table4.B7" style:family="table-cell">
      <style:table-cell-properties fo:padding-left="0.191cm" fo:padding-right="0.191cm" fo:padding-top="0cm" fo:padding-bottom="0cm" fo:border="0.5pt solid #000000" style:writing-mode="lr-tb"/>
    </style:style>
    <style:style style:name="Table4.C7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596cm" fo:margin-left="0cm" fo:margin-top="0cm" fo:margin-bottom="0cm" table:align="left" style:may-break-between-rows="false" style:writing-mode="lr-tb"/>
    </style:style>
    <style:style style:name="Table9.A" style:family="table-column">
      <style:table-column-properties style:column-width="16.596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6.596cm" fo:margin-left="0cm" fo:margin-top="0cm" fo:margin-bottom="0cm" table:align="left" style:may-break-between-rows="false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8.299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134f58" style:letter-kerning="false" style:language-asian="pt" style:country-asian="BR" style:language-complex="ar" style:country-complex="SA"/>
    </style:style>
    <style:style style:name="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4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134f58" style:letter-kerning="false" style:language-asian="pt" style:country-asian="BR" style:font-name-complex="Times New Roman1" style:language-complex="ar" style:country-complex="SA"/>
    </style:style>
    <style:style style:name="P5" style:family="paragraph" style:parent-style-name="Standard">
      <style:text-properties fo:language="pt" fo:country="BR" officeooo:paragraph-rsid="00134f58"/>
    </style:style>
    <style:style style:name="P6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134f58" style:letter-kerning="false" style:language-asian="pt" style:country-asian="BR" style:font-weight-asian="bold" style:language-complex="ar" style:country-complex="SA" style:font-weight-complex="bold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134f58"/>
    </style:style>
    <style:style style:name="P9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1563c7"/>
    </style:style>
    <style:style style:name="P10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1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2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34f58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563c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15" style:family="paragraph" style:parent-style-name="Heading_20_1">
      <style:text-properties fo:language="pt" fo:country="BR"/>
    </style:style>
    <style:style style:name="P16" style:family="paragraph" style:parent-style-name="Heading_20_2">
      <style:text-properties fo:language="pt" fo:country="BR" officeooo:paragraph-rsid="00134f58"/>
    </style:style>
    <style:style style:name="P17" style:family="paragraph" style:parent-style-name="Heading_20_2">
      <style:text-properties fo:language="pt" fo:country="BR"/>
    </style:style>
    <style:style style:name="P18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19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20" style:family="paragraph" style:parent-style-name="Standard" style:master-page-name="Standard">
      <style:paragraph-properties style:page-number="1"/>
      <style:text-properties fo:language="pt" fo:country="BR" officeooo:paragraph-rsid="00134f58"/>
    </style:style>
    <style:style style:name="P21" style:family="paragraph" style:parent-style-name="Standard">
      <style:text-properties fo:language="pt" fo:country="BR" officeooo:paragraph-rsid="00134f58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20"><text:text-input text:description="paragraph">{% for obj in objetos %}</text:text-input></text:p>
      <text:h text:style-name="P16" text:outline-level="2"><text:text-input text:description="">{{ obj.report_name }}</text:text-input></text:h>
      <text:p text:style-name="P5">Trata-se de um aparelho de telefonia celular conforme tabela e fotos a seguir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table:number-columns-spanned="3" office:value-type="string">
              <text:p text:style-name="P4">Tabela <text:sequence text:ref-name="refTabela0" text:name="Tabela" text:formula="ooow:Tabela+1" style:num-format="1">1</text:sequence><text:s/>– Especificações técnicas</text:p>
            </table:table-cell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6">Tipo de informação</text:p>
            </table:table-cell>
            <table:table-cell table:style-name="Table4.A2" office:value-type="string">
              <text:p text:style-name="P6">Valor</text:p>
            </table:table-cell>
            <table:table-cell table:style-name="Table4.A2" office:value-type="string">
              <text:p text:style-name="P6">Fonte da informação</text:p>
            </table:table-cell>
          </table:table-row>
        </table:table-header-rows>
        <table:table-row table:style-name="Table4.1">
          <table:table-cell table:style-name="Table4.A3" office:value-type="string">
            <text:p text:style-name="P6">Marca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>Inscrições de identificação</text:p>
          </table:table-cell>
        </table:table-row>
        <table:table-row table:style-name="Table4.1">
          <table:table-cell table:style-name="Table4.A4" office:value-type="string">
            <text:p text:style-name="P6">Modelo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>Inscrições de identificação</text:p>
          </table:table-cell>
        </table:table-row>
        <table:table-row table:style-name="Table4.5">
          <table:table-cell table:style-name="Table4.A5" office:value-type="string">
            <text:p text:style-name="P6">IMEI</text:p>
          </table:table-cell>
          <table:table-cell table:style-name="Table4.B5" office:value-type="string">
            <text:p text:style-name="P2"/>
          </table:table-cell>
          <table:table-cell table:style-name="Table4.C5" office:value-type="string">
            <text:p text:style-name="P2">Inscrições de identificação</text:p>
          </table:table-cell>
        </table:table-row>
        <table:table-row table:style-name="Table4.5">
          <table:table-cell table:style-name="Table4.A6" office:value-type="string">
            <text:p text:style-name="P6">Chip SIM</text:p>
          </table:table-cell>
          <table:table-cell table:style-name="Table4.B6" office:value-type="string">
            <text:p text:style-name="P2">Operadora:</text:p>
            <text:p text:style-name="P2">ICCID:</text:p>
          </table:table-cell>
          <table:table-cell table:style-name="Table4.C6" office:value-type="string">
            <text:p text:style-name="P2">Inscrições de identificação</text:p>
          </table:table-cell>
        </table:table-row>
        <table:table-row table:style-name="Table4.5">
          <table:table-cell table:style-name="Table4.A7" office:value-type="string">
            <text:p text:style-name="P6">Cartão de memória</text:p>
          </table:table-cell>
          <table:table-cell table:style-name="Table4.B7" office:value-type="string">
            <text:p text:style-name="P2">Marca:</text:p>
            <text:p text:style-name="P2">Capacidade:</text:p>
          </table:table-cell>
          <table:table-cell table:style-name="Table4.C7" office:value-type="string">
            <text:p text:style-name="P2">Inscrições de identificação</text:p>
          </table:table-cell>
        </table:table-row>
      </table:table>
      <text:p text:style-name="P5"/>
      <text:p text:style-name="P5"><text:text-input text:description="paragraph">{% for row in to_table(obj.pics, n_col_fotos) %}</text:text-input></text:p>
      <text:p text:style-name="P5"><text:text-input text:description="">{% if row|count == 1  %}</text:text-inpu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Foto <text:sequence text:ref-name="refFoto0" text:name="Foto" text:formula="ooow:Foto+1" style:num-format="1">1</text:sequence><text:s/>– <text:text-input text:description=""/><text:text-input text:description="">{{ obj.report_name  }}</text:text-input></text:p>
            <text:p text:style-name="P8"><text:text-input text:description="">{{ image(row.0, pics_width) }}</text:text-input></text:p>
          </table:table-cell>
        </table:table-row>
      </table:table>
      <text:p text:style-name="P5"/>
      <text:p text:style-name="P5"><text:text-input text:description="">{% elif row|count == 2  %}</text:text-input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Foto <text:sequence text:ref-name="refFoto1" text:name="Foto" text:formula="ooow:Foto+1" style:num-format="1">2</text:sequence><text:s/>– <text:text-input text:description=""/><text:text-input text:description="">{{ obj.report_name  }}</text:text-input></text:p>
            <text:p text:style-name="P9"><text:text-input text:description="">{{ image(row.0, pics_width) }}</text:text-input></text:p>
          </table:table-cell>
          <table:table-cell table:style-name="Table2.A1" office:value-type="string">
            <text:p text:style-name="P13">Foto <text:sequence text:ref-name="refFoto2" text:name="Foto" text:formula="ooow:Foto+1" style:num-format="1">3</text:sequence><text:s/>– <text:text-input text:description=""/><text:text-input text:description="">{{ obj.report_name  }}</text:text-input></text:p>
            <text:p text:style-name="P9"><text:text-input text:description="">{{ image(row.1, pics_width) }}</text:text-input></text:p>
          </table:table-cell>
        </table:table-row>
      </table:table>
      <text:p text:style-name="P5"/>
      <text:p text:style-name="P5"><text:text-input text:description="">{% endif  %}</text:text-input></text:p>
      <text:p text:style-name="P5"><text:text-input text:description="paragraph">{% endfor %}</text:text-input></text:p>
      <text:p text:style-name="P5"><text:text-input text:description="paragraph">{% endfor %}</text:text-input></text:p>
      <text:h text:style-name="P15" text:outline-level="1"><text:soft-page-break/>EXAMES</text:h>
      <text:p text:style-name="P7"><text:text-input text:description="paragraph">{% for obj in objetos %}</text:text-input></text:p>
      <text:h text:style-name="P17" text:outline-level="2"><text:text-input text:description="">{{ obj.report_name }}</text:text-input></text:h>
      <text:p text:style-name="P7"><text:text-input text:description="paragraph">{% endfor %}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cm" fo:margin-right="0cm" fo:orphans="2" fo:widows="2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1.245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1.245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cm" fo:margin-right="0cm" fo:text-indent="0cm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5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3.06cm" svg:y="0.974cm" svg:width="15.871cm" draw:z-index="1"><draw:text-box fo:min-height="0.041cm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2.3cm" svg:height="2.3cm" draw:z-index="3"><draw:image xlink:href="Pictures/10000001000000C7000000C78C76FE1FB5F4689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1.836cm" svg:height="2.3cm" draw:z-index="5"><draw:image xlink:href="Pictures/100000010000009E000000C6534F508C449BE78A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/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2</text:page-number></text:span><text:span text:style-name="MT4"><text:s/></text:span><text:span text:style-name="MT5">de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udo Geral</dc:title>
    <meta:initial-creator>Rodrigo</meta:initial-creator>
    <meta:keyword>SPTC</meta:keyword>
    <meta:editing-cycles>164</meta:editing-cycles>
    <meta:creation-date>2020-03-19T15:00:00</meta:creation-date>
    <dc:date>2024-09-21T20:58:15.282000000</dc:date>
    <meta:editing-duration>PT4H5M43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46" meta:word-count="213" meta:character-count="1159" meta:non-whitespace-character-count="1017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